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riol regularregular" svg:font-family="'bariol regularregular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c4c4c" loext:opacity="100%" style:font-name="bariol regularregular" fo:font-size="9.60000038146973pt" fo:letter-spacing="normal" fo:font-style="normal" fo:font-weight="normal" officeooo:paragraph-rsid="001dc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давец: Добрый день!</text:p>
      <text:p text:style-name="P2">Могу я Вам чем-нибудь помочь? </text:p>
      <text:p text:style-name="P2">Мужчина: Да.</text:p>
      <text:p text:style-name="P1">Я бы хотел выбрать подарок для своей жены. Продавец: Вы ищите что-то конкретное или еще не решили, что будете дарить?</text:p>
      <text:p text:style-name="P1">Мужчина: Я бы хотел подарить ожерелье.</text:p>
      <text:p text:style-name="P1">Продавец: Хорошо, посмотрите, пожалуйста, на эту витрину, здесь большой выбор.</text:p>
      <text:p text:style-name="P1">Мужчина: Да-а.</text:p>
      <text:p text:style-name="P1">Мне понравилось вот это жемчужное ожерелье. Продавец: Отличный выбор!</text:p>
      <text:p text:style-name="P1">Поздравляю, ваша жена будет довольна. Мужчина: Спасибо.</text:p>
      <text:p text:style-name="P1">Я его куплю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riol regularregular" svg:font-family="'bariol regularregular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7T21:48:13.145000000</meta:creation-date>
    <dc:date>2021-07-17T21:50:08.793000000</dc:date>
    <meta:editing-duration>PT1M55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0" meta:word-count="67" meta:character-count="447" meta:non-whitespace-character-count="389"/>
  </office:meta>
</office:document-meta>
</file>